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MEMORIA RESUMIDA DE LA IGLESIA</text:p>
      <text:p text:style-name="P1"/>
      <text:p text:style-name="P2"/>
      <text:p text:style-name="P2"/>
      <text:p text:style-name="P2"/>
      <text:p text:style-name="P2"/>
      <text:p text:style-name="P2">La Iglesia Bíblica Evangélica Maranata, conocida popularmente como Iglesia de Pujades, tiene su origen en la fundación por los años 80 de la Iglesia Bíblica Barcelona Centro, hija de la iglesia madre de Valle Hebrón. Su ubicación residía en la calle Princesa y fue sostenida durante algunos años por varios equipos misioneros de la Misión Biblical Ministres Worlwide. En 1987 se trasladó a un local propio en la Calle Pujades 23, donde ha permanecido hasta ahora, pasando diferentes etapas lideradas por obreros como David Robinson y Leroy Kenney, Gregorio Myers, Abel García, Juan Ponce, Rafael Restrepo, Carlos Piedad y Orellano Pérez. Posteriormente la iglesia ha sido regida por diferentes consejos de iglesia, con Iván Rodríguez, Xavier González y Alex Ponce. Actualmente participan en el liderazgo de la misma Marisa Sospedra, Sandra Urquía y </text:p>
      <text:p text:style-name="P2">Marcos Campa.</text:p>
      <text:p text:style-name="P2"/>
      <text:p text:style-name="P2"/>
      <text:p text:style-name="P2"/>
      <text:p text:style-name="P2"/>
      <text:p text:style-name="P2"/>
      <text:p text:style-name="P2">La Iglesia de Pujades es una congregación independiente, miembro constituido de la Ferede, con una tradición bautista pero con un espíritu firme de seguir, por encima de cualquier denominación nominal, la sana doctrina cristo céntrica recogida en la Palabra de Dios, inspirada por el Espíritu Santo y reconocida como fuente de revelación, sabiduría y autoridad para ser conocida y obedecida según nuestra profesión de fe.</text:p>
      <text:p text:style-name="P2"/>
      <text:p text:style-name="P2"/>
      <text:p text:style-name="P2"/>
      <text:p text:style-name="P2"/>
      <text:p text:style-name="P2"/>
      <text:p text:style-name="P2">Nuestro propósito es darnos a conocer y dar testimonio de la única y suficiente salvación que sólo es ofrecida en Cristo: Sus palabras así lo atestigüan: </text:p>
      <text:p text:style-name="P2"/>
      <text:p text:style-name="P2">“YO SOY EL CAMINO, LA VERDAD Y LA VIDA; NADIE VIENE AL PADRE SI NO ES POR MÍ” <text:s text:c="2"/>Evangelio de San Juan 14:6</text:p>
      <text:p text:style-name="P2"/>
      <text:p text:style-name="P2">“YO SOY LA PUERTA: EL QUE POR MÍ ENTRARE SERÁ SALVO” <text:s/>San Juan 1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cos campa</meta:initial-creator>
    <meta:creation-date>2026-04-14T23:32:12.87</meta:creation-date>
    <dc:date>2026-04-15T08:21:56.16</dc:date>
    <dc:creator>marcos campa</dc:creator>
    <meta:editing-duration>PT48M6S</meta:editing-duration>
    <meta:editing-cycles>5</meta:editing-cycles>
    <meta:generator>OpenOffice/4.1.7$Win32 OpenOffice.org_project/417m1$Build-9800</meta:generator>
    <meta:document-statistic meta:table-count="0" meta:image-count="0" meta:object-count="0" meta:page-count="1" meta:paragraph-count="7" meta:word-count="270" meta:character-count="1640"/>
  </office:meta>
</office:document-meta>
</file>